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2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/</text:p>
      <text:p text:style-name="P6">Not as an interloper, encroaching upon the rights and/ official prerogative of a brother Israelite, I stand by the side/ of this coffin; but as a friend, complying with the expressed wish/ of members and commercial connections of the family, whose good/ will I have enjoyed for a long series of years. <text:s/>To comfort/ the bereaved is always a solemn duty; to show fraternal sympathy/ when fellow creatures are in affliction is to give evidence of a heart/ that beats Jewishly. <text:s/>For, what religion better than that which/ we profess, teaches that to be compassionate is to be god-like?/ <text:s/>Indeed, the highest attribute of the Almighty Himself, according/ to the imparting of Moses, is compassion [Hebrew], And our/ sages tell us that the commandment to cleave to the Lord means/ to exercise our best feelings; or loving kindness towards those who/ look for our tender consideration. <text:s/>Now, as I contemplate/ the melancholy scene here presented, I am reminded of circum-/-stances which must draw forth our sympathies. <text:s/>Unfortunate/ it is at all times to be compelled to part for ever on earth with/ those whom we love or respect, but more unhappy still it is to/ see death enter in rapid succession the dwellings of the same/ family. <text:s/>That such has been the sad experience of those who/ now lament the loss of our brother in faith, L. I, I need not say;/</text:p>
      <text:p text:style-name="P6"/>
      <text:p text:style-name="P6">[Page 2]</text:p>
      <text:p text:style-name="P6">nor will I speak of it, lest I intensify sorrow instead of/ offering condolence. <text:s/>But while in other instances the ter-/-restrial departure was not attended with lingering sufferings,/ and the terrors of a prolonged disease, in the present case days/ and weeks which lapsed into months brought anxiety/ and <text:soft-page-break/>agony and the final anguish of the dissolution./ <text:s/>The more grievous is the reflection, because I learn that,/ in a measure, exceeding paternal affection occasioned the/ sickness which has ended so fatally. <text:s/>The tidings/ that a daughter far away lay seriously ill, the/ desire to hasten to her; the privations and fatigue en-/-dured, while her life was almost despaired of, all/ of that may have induced or aggravated the bodily/ prostration which removed a father from the midst/ of his household, before he had reached old age./</text:p>
      <text:p text:style-name="P6">And here I may bestow a meed of praise upon the de-/-ceased, without the fear of being taxed with partiality./ <text:s/>Bereaved of the companion of his youth, when he/ most required her cooperation and the maternal care of/ his offspring, L. I. bent his energies upon train-/ing his motherless children, and supporting each of them/ by his own unflagging industry./</text:p>
      <text:p text:style-name="P6"/>
      <text:p text:style-name="P6">[Page 3]</text:p>
      <text:p text:style-name="P6">For the sake of the religion which I represent, and/ which you all share with me, I am glad to know/ that his difficult task was partly eased by the du-/-tifulness of his daughters; but how onerous, at all/ events, it must have been till those whom his wife left/ orphans, could grow and do for themselves! <text:s/>That he/ was successful, it must have been a source of satisfact-/-ion, as it will surely be a merit in the sight of the/ Most High, who rewards our exertions tending to a/ good purpose. <text:s/>What ought I now/ to say in the name of the God of Israel to the progeny/ of the departed? <text:s/>Pray for him? <text:s/>Well: prayers are/ always becoming, and the soul is imparadised when invo-/-cations are made understandingly and in all sincerity,/ but more than invocations I must recommend a conduct/ which will reflect credit upon both the deceased parents;/ industry accompanied inseparably with uprightness, social/ usefulness by a perfect identification with whatever/ leads to the advantage and honor of their belief and/ their country. <text:s/>Children of L. I., be a unit/ in the pursuit of that object; help one another to at-/-tain it, and you will deserve the approval of all the/</text:p>
      <text:p text:style-name="P6"/>
      <text:p text:style-name="P6">[Page 4]</text:p>
      <text:p text:style-name="P6">right-thinking and the blessing of your heavenly Maker./ <text:s/>And now let us offer intreaties[sic!] for the Israelite who was sum-/-moned to give an account of his doings upon earth earlier/ than he would have anticipated in the ordinary course/ of human wants; too soon for the sons and daughters, whose/ protector and staunchest friend he was. <text:s/>Let us petition/ the Lord that the physical ailments he resignedly under-/-went may have proved the crucible which cleansed/ away all dross, and left behind only what is pure and pre-/-cious in the presence of the Almighty. <text:s/>So that the sentence/ of Holy Writ may be fulfilled in him [Hebrew]/ [Hebrew] "He has delivered his soul from passing through/ destruction, and his immortal spirit shall behold the light."/ <text:s/>And we brethren who are about to celebrate the most so-/-lemn period of our year, let us prepare fittingly for/ the communion with the Lord in His holy house. <text:s/>When/ the hour of sun set on the great day of atonement shall/ have struck, our names will be sealed in the book of life;/ a life free from bereavements, a life of advantage to our-/-selves and others; a life exemplary challenging the esteem/ of our fellow-mortals, and gaining the enjoyment/ of an unreproaching conscience. <text:s/>Ame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0T13:37:51.79</meta:creation-date>
    <dc:date>2012-10-10T13:57:47.85</dc:date>
    <dc:creator>Penn Libraries</dc:creator>
    <meta:editing-duration>PT00H04M4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1013" meta:character-count="6269"/>
  </office:meta>
</office:document-meta>
</file>